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c0000" style:font-name="Arial" fo:font-size="18pt" style:text-underline-style="solid" style:text-underline-width="auto" style:text-underline-color="font-color" fo:font-weight="bold" officeooo:rsid="000c7939" officeooo:paragraph-rsid="000c7939"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color="#990000" style:font-name="Arial" fo:font-size="20pt" fo:font-style="italic" style:text-underline-style="solid" style:text-underline-width="auto" style:text-underline-color="font-color" fo:font-weight="bold" officeooo:rsid="000c7939" officeooo:paragraph-rsid="000c7939" style:font-size-asian="17.5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fo:color="#000000" style:font-name="Arial" fo:font-size="10.5pt" fo:font-style="normal" style:text-underline-style="solid" style:text-underline-width="auto" style:text-underline-color="font-color" fo:font-weight="bold" officeooo:rsid="0011a34d" officeooo:paragraph-rsid="0011a34d" style:font-size-asian="9.14999961853027pt" style:font-style-asian="normal" style:font-weight-asian="bold" style:font-size-complex="10.5pt" style:font-style-complex="normal" style:font-weight-complex="bold"/>
    </style:style>
    <style:style style:name="P4" style:family="paragraph" style:parent-style-name="Standard">
      <style:paragraph-properties fo:text-align="start" style:justify-single-word="false"/>
      <style:text-properties fo:color="#000000" style:font-name="Arial" fo:font-size="10.5pt" fo:font-style="normal" style:text-underline-style="solid" style:text-underline-width="auto" style:text-underline-color="font-color" fo:font-weight="bold" officeooo:rsid="0013814e" officeooo:paragraph-rsid="0013814e" style:font-size-asian="9.14999961853027pt" style:font-style-asian="normal" style:font-weight-asian="bold" style:font-size-complex="10.5pt" style:font-style-complex="normal" style:font-weight-complex="bold"/>
    </style:style>
    <style:style style:name="P5" style:family="paragraph" style:parent-style-name="Standard">
      <style:paragraph-properties fo:text-align="start" style:justify-single-word="false"/>
      <style:text-properties fo:color="#000000" style:font-name="Arial" fo:font-size="10.5pt" fo:font-style="normal" style:text-underline-style="solid" style:text-underline-width="auto" style:text-underline-color="font-color" fo:font-weight="bold" officeooo:rsid="0014b907" officeooo:paragraph-rsid="0014b907" style:font-size-asian="9.14999961853027pt" style:font-style-asian="normal" style:font-weight-asian="bold" style:font-size-complex="10.5pt" style:font-style-complex="normal" style:font-weight-complex="bold"/>
    </style:style>
    <style:style style:name="P6" style:family="paragraph" style:parent-style-name="Standard">
      <style:paragraph-properties fo:text-align="start" style:justify-single-word="false"/>
      <style:text-properties officeooo:paragraph-rsid="000ce6e0"/>
    </style:style>
    <style:style style:name="P7" style:family="paragraph" style:parent-style-name="Standard">
      <style:paragraph-properties fo:text-align="start" style:justify-single-word="false"/>
      <style:text-properties officeooo:paragraph-rsid="000d3df0"/>
    </style:style>
    <style:style style:name="P8" style:family="paragraph" style:parent-style-name="Standard">
      <style:paragraph-properties fo:text-align="start" style:justify-single-word="false"/>
      <style:text-properties fo:color="#cc9900" style:font-name="Arial" fo:font-size="20pt" fo:font-style="normal" style:text-underline-style="solid" style:text-underline-width="auto" style:text-underline-color="font-color" fo:font-weight="bold" officeooo:rsid="000ce6e0" officeooo:paragraph-rsid="000ce6e0" style:font-size-asian="17.5pt" style:font-style-asian="normal" style:font-weight-asian="bold" style:font-size-complex="20pt" style:font-style-complex="normal" style:font-weight-complex="bold"/>
    </style:style>
    <style:style style:name="P9" style:family="paragraph" style:parent-style-name="Standard">
      <style:paragraph-properties fo:text-align="start" style:justify-single-word="false"/>
      <style:text-properties officeooo:rsid="000ec46d" officeooo:paragraph-rsid="000ec46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12efa" officeooo:paragraph-rsid="00112efa" style:font-weight-asian="bold" style:font-weight-complex="bold"/>
    </style:style>
    <style:style style:name="P11" style:family="paragraph" style:parent-style-name="Standard">
      <style:paragraph-properties fo:text-align="start" style:justify-single-word="false"/>
      <style:text-properties fo:color="#000000" style:font-name="Arial" fo:font-size="12pt" fo:font-style="normal" style:text-underline-style="none" fo:font-weight="bold" officeooo:rsid="000c7939" officeooo:paragraph-rsid="000c7939"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color="#000000" style:font-name="Arial" fo:font-size="10.5pt" fo:font-style="normal" style:text-underline-style="none" fo:font-weight="normal" officeooo:rsid="000c7939" officeooo:paragraph-rsid="000c7939"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start" style:justify-single-word="false"/>
      <style:text-properties fo:color="#000000" style:font-name="Arial" fo:font-size="10.5pt" fo:font-style="normal" style:text-underline-style="none" fo:font-weight="normal" officeooo:rsid="000ce6e0" officeooo:paragraph-rsid="000ce6e0"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start" style:justify-single-word="false"/>
      <style:text-properties fo:color="#000000" style:font-name="Arial" fo:font-size="10.5pt" fo:font-style="normal" style:text-underline-style="none" fo:font-weight="normal" officeooo:rsid="000d3df0" officeooo:paragraph-rsid="000d3df0"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start" style:justify-single-word="false"/>
      <style:text-properties fo:color="#000000" style:font-name="Arial" fo:font-size="10.5pt" fo:font-style="normal" style:text-underline-style="none" fo:font-weight="normal" officeooo:rsid="000ec46d" officeooo:paragraph-rsid="000ec46d"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start" style:justify-single-word="false"/>
      <style:text-properties fo:color="#000000" style:font-name="Arial" fo:font-size="10.5pt" fo:font-style="normal" style:text-underline-style="none" fo:font-weight="normal" officeooo:rsid="00112efa" officeooo:paragraph-rsid="00112efa"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start" style:justify-single-word="false"/>
      <style:text-properties fo:color="#000000" style:font-name="Arial" fo:font-size="10.5pt" fo:font-style="normal" style:text-underline-style="none" fo:font-weight="normal" officeooo:rsid="0011a34d" officeooo:paragraph-rsid="0011a34d"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start" style:justify-single-word="false"/>
      <style:text-properties fo:color="#000000" style:font-name="Arial" fo:font-size="10.5pt" fo:font-style="normal" style:text-underline-style="none" fo:font-weight="normal" officeooo:rsid="001212ed" officeooo:paragraph-rsid="001212ed"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start" style:justify-single-word="false"/>
      <style:text-properties fo:color="#000000" style:font-name="Arial" fo:font-size="10.5pt" fo:font-style="normal" style:text-underline-style="none" fo:font-weight="normal" officeooo:rsid="0013814e" officeooo:paragraph-rsid="0013814e"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start" style:justify-single-word="false"/>
      <style:text-properties fo:color="#000000" style:font-name="Arial" fo:font-size="10.5pt" fo:font-style="normal" style:text-underline-style="solid" style:text-underline-width="auto" style:text-underline-color="font-color" fo:font-weight="bold" officeooo:rsid="001584e7" officeooo:paragraph-rsid="001584e7" style:font-size-asian="9.14999961853027pt" style:font-style-asian="normal" style:font-weight-asian="bold" style:font-size-complex="10.5pt" style:font-style-complex="normal" style:font-weight-complex="bold"/>
    </style:style>
    <style:style style:name="P21" style:family="paragraph" style:parent-style-name="Standard">
      <style:paragraph-properties fo:text-align="start" style:justify-single-word="false"/>
      <style:text-properties fo:color="#000000" style:font-name="Arial" fo:font-size="10.5pt" fo:font-style="normal" style:text-underline-style="solid" style:text-underline-width="auto" style:text-underline-color="font-color" fo:font-weight="bold" officeooo:rsid="0011a34d" officeooo:paragraph-rsid="0011a34d" style:font-size-asian="9.14999961853027pt" style:font-style-asian="normal" style:font-weight-asian="bold" style:font-size-complex="10.5pt" style:font-style-complex="normal" style:font-weight-complex="bold"/>
    </style:style>
    <style:style style:name="P22" style:family="paragraph" style:parent-style-name="Standard">
      <style:paragraph-properties fo:text-align="start" style:justify-single-word="false"/>
      <style:text-properties fo:color="#000000" style:font-name="Arial" fo:font-size="10.5pt" fo:font-style="normal" style:text-underline-style="solid" style:text-underline-width="auto" style:text-underline-color="font-color" fo:font-weight="bold" officeooo:rsid="00176c02" officeooo:paragraph-rsid="00176c02" style:font-size-asian="9.14999961853027pt" style:font-style-asian="normal" style:font-weight-asian="bold" style:font-size-complex="10.5pt" style:font-style-complex="normal" style:font-weight-complex="bold"/>
    </style:style>
    <style:style style:name="P23" style:family="paragraph" style:parent-style-name="Standard">
      <style:paragraph-properties fo:text-align="start" style:justify-single-word="false"/>
      <style:text-properties fo:color="#cc9900" style:font-name="Arial" fo:font-size="12pt" fo:font-style="italic" style:text-underline-style="none" fo:font-weight="bold" officeooo:rsid="000c7939" officeooo:paragraph-rsid="000ce6e0" style:font-size-asian="10.5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fo:color="#cc9900" style:font-name="Arial" fo:font-size="12pt" fo:font-style="italic" style:text-underline-style="none" fo:font-weight="bold" officeooo:rsid="000c7939" officeooo:paragraph-rsid="000c7939" style:font-size-asian="10.5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fo:color="#cc9900" style:font-name="Arial" fo:font-size="12pt" fo:font-style="italic" style:text-underline-style="none" fo:font-weight="bold" officeooo:rsid="0011a34d" officeooo:paragraph-rsid="0011a34d" style:font-size-asian="10.5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fo:color="#cc9900" style:font-name="Arial" fo:font-size="12pt" fo:font-style="italic" style:text-underline-style="none" fo:font-weight="bold" officeooo:rsid="001212ed" officeooo:paragraph-rsid="000c7939" style:font-size-asian="10.5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fo:color="#cc9900" style:font-name="Arial" fo:font-size="12pt" fo:font-style="italic" style:text-underline-style="none" fo:font-weight="bold" officeooo:rsid="001584e7" officeooo:paragraph-rsid="001584e7" style:font-size-asian="10.5pt" style:font-style-asian="italic" style:font-weight-asian="bold" style:font-size-complex="12pt" style:font-style-complex="italic" style:font-weight-complex="bold"/>
    </style:style>
    <style:style style:name="T1" style:family="text">
      <style:text-properties fo:color="#000000" fo:font-size="10.5pt" style:font-size-asian="9.14999961853027pt" style:font-size-complex="10.5pt"/>
    </style:style>
    <style:style style:name="T2" style:family="text">
      <style:text-properties fo:color="#000000" fo:font-size="10.5pt" officeooo:rsid="001584e7" style:font-size-asian="9.14999961853027pt" style:font-size-complex="10.5pt"/>
    </style:style>
    <style:style style:name="T3" style:family="text">
      <style:text-properties fo:color="#000000" fo:font-size="10.5pt" style:text-underline-style="none" fo:font-weight="normal" style:font-size-asian="9.14999961853027pt" style:font-weight-asian="normal" style:font-size-complex="10.5pt" style:font-weight-complex="normal"/>
    </style:style>
    <style:style style:name="T4" style:family="text">
      <style:text-properties fo:color="#000000" style:font-name="Arial" fo:font-size="10.5pt" fo:font-style="normal" style:text-underline-style="solid" style:text-underline-width="auto" style:text-underline-color="font-color" fo:font-weight="bold" officeooo:rsid="000c7939" style:font-size-asian="9.14999961853027pt" style:font-style-asian="normal" style:font-weight-asian="bold" style:font-size-complex="10.5pt" style:font-style-complex="normal" style:font-weight-complex="bold"/>
    </style:style>
    <style:style style:name="T5" style:family="text">
      <style:text-properties fo:color="#000000" style:font-name="Arial" fo:font-size="10.5pt" fo:font-style="normal" style:text-underline-style="none" fo:font-weight="normal" style:font-size-asian="9.14999961853027pt" style:font-style-asian="normal" style:font-weight-asian="normal" style:font-size-complex="10.5pt" style:font-style-complex="normal" style:font-weight-complex="normal"/>
    </style:style>
    <style:style style:name="T6" style:family="text">
      <style:text-properties fo:color="#000000" style:font-name="Arial" fo:font-size="10.5pt" fo:font-style="normal" style:text-underline-style="none" fo:font-weight="normal" officeooo:rsid="000c7939" style:font-size-asian="9.14999961853027pt" style:font-style-asian="normal" style:font-weight-asian="normal" style:font-size-complex="10.5pt" style:font-style-complex="normal" style:font-weight-complex="normal"/>
    </style:style>
    <style:style style:name="T7" style:family="text">
      <style:text-properties fo:color="#000000" style:font-name="Arial" fo:font-size="10.5pt" fo:font-style="normal" style:text-underline-style="none" fo:font-weight="normal" officeooo:rsid="000ce6e0" style:font-size-asian="9.14999961853027pt" style:font-style-asian="normal" style:font-weight-asian="normal" style:font-size-complex="10.5pt" style:font-style-complex="normal" style:font-weight-complex="normal"/>
    </style:style>
    <style:style style:name="T8" style:family="text">
      <style:text-properties fo:color="#000000" style:font-name="Arial" fo:font-size="10.5pt" fo:font-style="normal" style:text-underline-style="none" fo:font-weight="normal" officeooo:rsid="000d3df0" style:font-size-asian="9.14999961853027pt" style:font-style-asian="normal" style:font-weight-asian="normal" style:font-size-complex="10.5pt" style:font-style-complex="normal" style:font-weight-complex="normal"/>
    </style:style>
    <style:style style:name="T9" style:family="text">
      <style:text-properties fo:color="#000000" style:font-name="Arial" fo:font-size="10.5pt" fo:font-style="normal" style:text-underline-style="none" fo:font-weight="normal" officeooo:rsid="0010a31f" style:font-size-asian="9.14999961853027pt" style:font-style-asian="normal" style:font-weight-asian="normal" style:font-size-complex="10.5pt" style:font-style-complex="normal" style:font-weight-complex="normal"/>
    </style:style>
    <style:style style:name="T10" style:family="text">
      <style:text-properties fo:color="#000000" style:font-name="Arial" fo:font-size="10.5pt" fo:font-style="normal" style:text-underline-style="none" fo:font-weight="normal" officeooo:rsid="00112efa" style:font-size-asian="9.14999961853027pt" style:font-style-asian="normal" style:font-weight-asian="normal" style:font-size-complex="10.5pt" style:font-style-complex="normal" style:font-weight-complex="normal"/>
    </style:style>
    <style:style style:name="T11" style:family="text">
      <style:text-properties fo:color="#000000" style:font-name="Arial" fo:font-size="10.5pt" fo:font-style="normal" style:text-underline-style="none" fo:font-weight="bold" officeooo:rsid="000c7939" style:font-size-asian="9.14999961853027pt" style:font-style-asian="normal" style:font-weight-asian="bold" style:font-size-complex="10.5pt" style:font-style-complex="normal" style:font-weight-complex="bold"/>
    </style:style>
    <style:style style:name="T12" style:family="text">
      <style:text-properties fo:color="#000000" style:font-name="Arial" fo:font-size="10.5pt" fo:font-style="normal" style:font-size-asian="9.14999961853027pt" style:font-style-asian="normal" style:font-size-complex="10.5pt" style:font-style-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0c7939" style:font-weight-asian="normal" style:font-weight-complex="normal"/>
    </style:style>
    <style:style style:name="T16" style:family="text">
      <style:text-properties style:text-underline-style="none" fo:font-weight="normal" officeooo:rsid="000ce6e0" style:font-weight-asian="normal" style:font-weight-complex="normal"/>
    </style:style>
    <style:style style:name="T17" style:family="text">
      <style:text-properties style:text-underline-style="none" fo:font-weight="normal" officeooo:rsid="000d3df0" style:font-weight-asian="normal" style:font-weight-complex="normal"/>
    </style:style>
    <style:style style:name="T18" style:family="text">
      <style:text-properties style:text-underline-style="none" fo:font-weight="normal" officeooo:rsid="001212ed" style:font-weight-asian="normal" style:font-weight-complex="normal"/>
    </style:style>
    <style:style style:name="T19" style:family="text">
      <style:text-properties style:text-underline-style="none" fo:font-weight="normal" officeooo:rsid="0011a34d" style:font-weight-asian="normal" style:font-weight-complex="normal"/>
    </style:style>
    <style:style style:name="T20" style:family="text">
      <style:text-properties style:text-underline-style="none" fo:font-weight="normal" officeooo:rsid="00176c0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ffel Zusammenfassung 1-7 </text:p>
      <text:p text:style-name="P2">Game of Thrones</text:p>
      <text:p text:style-name="P11"/>
      <text:p text:style-name="P23">Staffel_1: </text:p>
      <text:p text:style-name="P23"/>
      <text:p text:style-name="P6"><text:span text:style-name="T4">Personen:</text:span><text:span text:style-name="T11"> </text:span><text:span text:style-name="T6">Cersei Lennister, </text:span><text:span text:style-name="T7">Jamie Lennister, Tyrion Lennister, Robert Baratheon, Joffrey Baratheon, </text:span><text:span text:style-name="T6"><text:s/>Daenerys Targaryen, </text:span><text:span text:style-name="T7">Viserys Targaryen,</text:span><text:span text:style-name="T6"> Jorah Mormont, Petyr Baelish (Kleinfinger), Eddard Stark, Sansa Stark, Bran Stark, </text:span><text:span text:style-name="T7">Ricon Stark,</text:span><text:span text:style-name="T6"> Arya Stark, Jon Schnee </text:span><text:span text:style-name="T8">(Bastard von Eddard Stark)</text:span><text:span text:style-name="T6">, </text:span><text:span text:style-name="T7">Catelyn Stark, Robb Stark, Theon Graufreud, Sandor Clegane (Der Hund), </text:span><text:span text:style-name="T8">Khal Drogo</text:span></text:p>
      <text:p text:style-name="P12"/>
      <text:p text:style-name="P8"><text:span text:style-name="T2">Handlung</text:span><text:span text:style-name="T1">:</text:span><text:span text:style-name="T3"> Eddard Stark (König des Nordens) wird von Robert Baratheon (König der sieben Königslande) zu sich als neue „rechte Hand des Königs“ gerufen da die alte „Hand“ ermordet wurde. Baratheon und Lennister (Cersei die Königin, Jamie, Tyrion und Robert) besuchten Winterfell.</text:span></text:p>
      <text:p text:style-name="P13">Bran Stark wird Zeuge eines geheimen Verhältnis zwischen Cersei und Jamie Lennister. Daraufhin stoß Jamie den noch kleinen 10 Jährigen Jungen von einem der Aussichtstürme worauf hin er das Gefühl in seinen Beinen für immer verlierte. Da er eine zeit lang im Koma lag, versuchte man den kleinen Jungen zu Töten. Es scheiterte.</text:p>
      <text:p text:style-name="P7"><text:span text:style-name="T8">Daenerys Targaryen wird duch ihren Bruder Viserys Targaryen mit Khal Drogo (Anführer der </text:span><text:span text:style-name="Emphasis"><text:span text:style-name="T5">Dothraki</text:span></text:span><text:span text:style-name="Emphasis"><text:span text:style-name="T8">)</text:span></text:span><text:span text:style-name="T8"> verheiratet um eine neue Armee gegen Baratheon zu Gründen. Ziel ist es, Viserys zurück auf den eisernen Thron zu bringen wo auch sein Vater „Der Irre König“ draufsaß bis Jamie Lennister ihn tötete.</text:span></text:p>
      <text:p text:style-name="P14">Daenerys bekam zur Hochzeit drei versteinerte Dracheneier. Sie wurde die neue Khaleesi und lernte die neue Sprache. Sie lernte auch Khal zu lieben. Viserys gefahl das nicht und war gegen seine Schwester. Er starb durch die Hand von Khal Drogo. Er wurde nach einem Kampf jedoch schwer verletzt und starb auch wodurch Khaleesi eine art Anführerin wurde. Sie bemerkte, dass Feuer ihr nichts anhaben kann und erweckte die Dracheneier durch einen brant und einem Opfer (die letzliche mörderin von Drogo)</text:p>
      <text:p text:style-name="P15">Eddard Stark reist mit seinen Töchtern Sansa und Arya nach Königsmund. Dort wird Eddard dann die Hand von Robert. Sansa soll Roberts Sohn Joffrey heiraten und damit die nächste Königin werden. Eddard möchte das jedoch ungern. Sie verbringt sehr viel Zeit mit Cersei.</text:p>
      <text:p text:style-name="P9"><text:span text:style-name="T5">Robert Stirbt und sein letzter Wille war, dass Eddard König wird bis Joffrey alt genug ist. Dies verhinderte Cersei und klagte Eddard des hochverrats gegen den neuen König Joffrey Baratheon an. Eddard stirbt durch Joffrey. </text:span><text:span text:style-name="T9">Bürgerkrieg bricht aus durch die schlechte Führung des neuen Königs.</text:span></text:p>
      <text:p text:style-name="P9"><text:span text:style-name="T5">Arya geht auf die Flucht </text:span><text:span text:style-name="T10">mit dem „Hund“ </text:span><text:span text:style-name="T5">und Sansa bleibt bei den Lennistern.</text:span></text:p>
      <text:p text:style-name="P15">Jon Schnee geht zur Mauer und legt „Das Schwarz“ an. Er lernt zu kämpfen und gibt seinen Namen ab. Er wird der neue Kämmerer.</text:p>
      <text:p text:style-name="P15"/>
      <text:p text:style-name="P10"><text:span text:style-name="T12">Tode:</text:span><text:span text:style-name="T5"> alte Hand des Königs - durch Mord (Wahrscheinlich durch Jamie Lennister), König Robert Baratheon - während der jagt nach Wildschweinen, Eddard Stark – Köpfung auf Befehlt von König Joffrey Baratheon, Viserys Targaryen – durch heißes Gold dass auf seinen Kopf geschüttet wurde von Khal Drogo, Khal Drogo - durch eine Tiefe entzündete Wunde und einer Hexe/Sklavin</text:span></text:p>
      <text:p text:style-name="P16"/>
      <text:p text:style-name="P24">Staffel_2:</text:p>
      <text:p text:style-name="P24"/>
      <text:p text:style-name="P3">Personen:<text:span text:style-name="T14"> </text:span><text:span text:style-name="T15">Cersei Lennister, </text:span><text:span text:style-name="T16">Jamie Lennister, Tyrion Lennister, Joffrey Baratheon, </text:span><text:span text:style-name="T15"><text:s/>Daenerys Targaryen, Jorah Mormont, Petyr Baelish (Kleinfinger), Sansa Stark, </text:span><text:span text:style-name="T16">Ricon Stark,</text:span><text:span text:style-name="T15"> Arya Stark, </text:span><text:span text:style-name="T14">Bran Stark, </text:span><text:span text:style-name="T15">Jon Schnee </text:span><text:span text:style-name="T17">(Bastard von Eddard Stark)</text:span><text:span text:style-name="T15">, </text:span><text:span text:style-name="T16">Catelyn Stark, Robb Stark, Theon Graufreud, Sandor Clegane (Der Hund), </text:span><text:span text:style-name="T14">Tywin Lennister, Davos Seewert, Samwell Tarly, Stannis Baratheon, Melisandre, Margaery Tyrell, Jeor Mormont, Hodor</text:span></text:p>
      <text:p text:style-name="P17"/>
      <text:p text:style-name="P3">Handlung:<text:span text:style-name="T14"> Immer noch großer Bürgerkrieg. Stannis Baratheon (Bruder von Robert) fürht Krieg gegen Joffrey wegen dem eisernen Thron. </text:span><text:span text:style-name="T18">Stannis vertraut Melisandre (die rote Frau) deren glauben des herrn des Lichts gilt. Sie steht angeblich in Kontakt mit diesem Herrn durch das Feuer. Sie behauptet Stannis sei der lang erhoffte König, der alle durch die lange Nacht (Dem Winter) führen wird. </text:span></text:p>
      <text:p text:style-name="P18">Robb Stark führt ebenfals Krieg gegen die Lennisters aber nicht wegen dem Thron, sondern wegen dem nicht gerechtfertigten Mord gegen seines Vaters Eddard Stark. </text:p>
      <text:p text:style-name="P18"><text:soft-page-break/>Tyrion wird zur neuen Hand des Königs erwählt. Der Vater der Lennisters Tywin ist der neuste größte Vertraute der Königsfamilie, da diese fast auch nur noch aus Lennistern besteht. Jedoch ist Tyrion gegen seiner Familie. </text:p>
      <text:p text:style-name="P18">Die Nachtwache macht eine Reise jedenseits der Mauer um die Lage besser beurteilen zu können. Dort lernen sie den neuen König der Wildlinge kennen, die jedoch sehr gefährlich für Jon Schnee und die Nachtwache sind.</text:p>
      <text:p text:style-name="P18">Daenerys ist vielen Feinden ausgesetzt wird aber durch ihr gefolge und Anhänder beschützt. Sie befreit immer mehr Sklaven so wie sie kann und zieht/trainert ihre Drachen die sehr schnell größer werden. Zurzeit lernen sie Feuer auf Befehlt zu speien. </text:p>
      <text:p text:style-name="P18">Durch den Tot von Eddard Stark ist die Stark Familie sehr schwach vorlallem da sie auseinander leben. Robb ist mit seiner Mutter jedenseits der Meerenge und schmiedet pläne. Arya ist auf der Flucht mit dem „Hund“. Sansa wird als Geisel bei den Lennistern gehalten. Bran und Rickon wurde für tot erklärt, sind aber eigentlich auch auf der Flucht mit Hodor (ein Riese), der Brans füße ist. Winterfell bewacht Theon Graufreud, der Jahre lang ein Freund der Familie Stark war.</text:p>
      <text:p text:style-name="P19">In Königsmund bricht das Chaos aus. Joffrey macht nichts und hört auch nicht immer auf seine Mutter. Sansa wurde fast durch einen Bürgerkrieg Vergewaltigt wurde aber gerettet. Sansa bekommt ihre Periode was sie noch wichtiger macht da sie ja die Nachfahren von Joffrey zur Welt bringen soll.</text:p>
      <text:p text:style-name="P4"/>
      <text:p text:style-name="P5">Tode:<text:span text:style-name="T14"> keine Wichtigen Tode.</text:span></text:p>
      <text:p text:style-name="P25"/>
      <text:p text:style-name="P24">Staffel_3: </text:p>
      <text:p text:style-name="P26"/>
      <text:p text:style-name="P20">Personen:<text:span text:style-name="T14"> </text:span><text:span text:style-name="T15">Cersei Lennister, </text:span><text:span text:style-name="T16">Jamie Lennister, Tyrion Lennister, Joffrey Baratheon, </text:span><text:span text:style-name="T15"><text:s/>Daenerys Targaryen, Jorah Mormont, Petyr Baelish (Kleinfinger), Sansa Stark, </text:span><text:span text:style-name="T16">Ricon Stark,</text:span><text:span text:style-name="T15"> Arya Stark, </text:span><text:span text:style-name="T19">Bran Stark, </text:span><text:span text:style-name="T15">Jon Schnee </text:span><text:span text:style-name="T17">(Bastard von Eddard Stark)</text:span><text:span text:style-name="T15">, </text:span><text:span text:style-name="T16">Catelyn Stark, Robb Stark, Theon Graufreud, Sandor Clegane (Der Hund), </text:span><text:span text:style-name="T19">Tywin Lennister, Davos Seewert, Samwell Tarly, Stannis Baratheon, Melisandre, Margaery Tyrell, </text:span><text:span text:style-name="T14">Olenna Tyrell,</text:span><text:span text:style-name="T19"> Jeor Mormont, Hodor, </text:span><text:span text:style-name="T14">Missandei, Ramsey Schnee, Grauer Wurm, Lothar Frey</text:span></text:p>
      <text:p text:style-name="P20"><text:span text:style-name="T14"/></text:p>
      <text:p text:style-name="P20">Handlung:<text:span text:style-name="T14"> Margaery soll anstatt Sansa, Joffreys Frau werden. Sansa soll Tyrion Heiraten. Sansa warnt <text:s/>Tyrell und die Großmutter von Margaery, Olenna Tyrell, nimmt es ernst. </text:span></text:p>
      <text:p text:style-name="P20"><text:span text:style-name="T14">Eine Hochzeit findet bei den Freys statt die einen angeblichen Pakt mit Robb eschlossen haben. Das war jedoch eine List, da die Freys schon in Zusammenarbeit mit den Lennis</text:span><text:span text:style-name="T20">t</text:span><text:span text:style-name="T14">ern waren. Daraufhin töteten die Freys Catelyn, Robb und die komplette Besatzung der Starks. </text:span></text:p>
      <text:p text:style-name="P22"><text:span text:style-name="T14">Jon Schnee lernt Ygritt kennen, eine Wilde, und schafft es mit ihr alle Wildlinge auf eine Seite mit den Männern der Mauer zu kommen. Beide verlieben sich nach einer Zeit. Doch Jon verrät die Gruppe um zur Schwarzen Festung zurück zu kehren. Samwell Tarly lernt Goldy kennen, auch eine Wilde, die schon ein Kind hat das sie Sam nennt. Auch sie verlieben sich und er beschützt sie. Samwell ist der erste Augenzeuge eines Weißen Wanderers und berichten seinen Freund und neuen Commandand der Nachtwache Jon Schnee davon der ihm auch glaubt. </text:span></text:p>
      <text:p text:style-name="P22"><text:span text:style-name="T14">Daenerys befreite sie Stadt Astapor von den Sklavenhändlern und übernahm die Armee der Unbefleckten. Damit hatte sie eine sehr große Armee. Sie muss während der Staffel lernen als neue Königin über eine Stadt zu herrschen, die sie anfangs gar nicht kannte.</text:span></text:p>
      <text:p text:style-name="P22"><text:span text:style-name="T14"/></text:p>
      <text:p text:style-name="P22">Tode:<text:span text:style-name="T14"> Robb &amp; Catelyn Stark – durch List von Haus Frey mit einem Schwert</text:span></text:p>
      <text:p text:style-name="P22"><text:span text:style-name="T14">Sklavenhändler von Astapor – durch Feuer der Drachen auf Befehl von Daenerys</text:span></text:p>
      <text:p text:style-name="P26"/>
      <text:p text:style-name="P24">Staffel_4:</text:p>
      <text:p text:style-name="P27"/>
      <text:p text:style-name="P24">Staffel_5:</text:p>
      <text:p text:style-name="P24"/>
      <text:p text:style-name="P24">Staffel_6:</text:p>
      <text:p text:style-name="P24"/>
      <text:p text:style-name="P24">Staffel_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31:04.907000000</meta:creation-date>
    <dc:date>2017-08-15T23:23:41.972000000</dc:date>
    <meta:editing-duration>PT28M11S</meta:editing-duration>
    <meta:editing-cycles>5</meta:editing-cycles>
    <meta:generator>LibreOffice/5.2.4.2$Windows_x86 LibreOffice_project/3d5603e1122f0f102b62521720ab13a38a4e0eb0</meta:generator>
    <meta:document-statistic meta:table-count="0" meta:image-count="0" meta:object-count="0" meta:page-count="2" meta:paragraph-count="35" meta:word-count="1126" meta:character-count="7319" meta:non-whitespace-character-count="6210"/>
  </office:meta>
</office:document-meta>
</file>